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5C82C5A651A0029558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5cm" svg:stroke-color="#ffe994" draw:marker-start-width="0.575cm" draw:marker-end-width="0.575cm" svg:stroke-opacity="50%" svg:stroke-linecap="round" draw:fill="none" draw:textarea-vertical-align="middle" fo:padding-top="0.25cm" fo:padding-bottom="0.25cm" fo:padding-left="0.375cm" fo:padding-right="0.375cm"/>
    </style:style>
    <style:style style:name="gr3" style:family="graphic" style:parent-style-name="objectwithoutfill">
      <style:graphic-properties svg:stroke-width="0.25cm" svg:stroke-color="#ffde59" draw:marker-start-width="0.575cm" draw:marker-end-width="0.575cm" svg:stroke-opacity="50%" svg:stroke-linecap="round" draw:fill="none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35cm" svg:stroke-color="#ffe994" draw:marker-start-width="0.725cm" draw:marker-end-width="0.725cm" svg:stroke-opacity="50%" svg:stroke-linecap="round" draw:fill="none" draw:textarea-vertical-align="middle" fo:padding-top="0.3cm" fo:padding-bottom="0.3cm" fo:padding-left="0.425cm" fo:padding-right="0.425cm"/>
    </style:style>
    <style:style style:name="gr5" style:family="graphic" style:parent-style-name="standard">
      <style:graphic-properties svg:stroke-width="0.25cm" svg:stroke-color="#ffe994" draw:marker-start-width="0.575cm" draw:marker-end-width="0.575cm" svg:stroke-opacity="50%" draw:textarea-vertical-align="middle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836cm" svg:height="12.53cm" svg:x="5.408cm" svg:y="7.724cm">
          <draw:image xlink:href="Pictures/1000000000000500000005C82C5A651A0029558C.jpg" xlink:type="simple" xlink:show="embed" xlink:actuate="onLoad" draw:mime-type="image/jpeg">
            <text:p/>
          </draw:image>
        </draw:frame>
        <draw:line draw:style-name="gr2" draw:text-style-name="P1" draw:layer="layout" svg:x1="5.762cm" svg:y1="7.972cm" svg:x2="7.272cm" svg:y2="9.5cm">
          <text:p/>
        </draw:line>
        <draw:line draw:style-name="gr2" draw:text-style-name="P1" draw:layer="layout" svg:x1="8.246cm" svg:y1="7.923cm" svg:x2="8.629cm" svg:y2="8.783cm">
          <text:p/>
        </draw:line>
        <draw:line draw:style-name="gr2" draw:text-style-name="P1" draw:layer="layout" svg:x1="11.156cm" svg:y1="7.937cm" svg:x2="10.609cm" svg:y2="9.372cm">
          <text:p/>
        </draw:line>
        <draw:line draw:style-name="gr2" draw:text-style-name="P1" draw:layer="layout" svg:x1="5.591cm" svg:y1="10.174cm" svg:x2="6.274cm" svg:y2="10.763cm">
          <text:p/>
        </draw:line>
        <draw:path draw:style-name="gr2" draw:text-style-name="P1" draw:layer="layout" svg:width="5.542cm" svg:height="6.398cm" draw:transform="rotate (2.41291769088216) translate (8.60585835271352cm 16.4091587023763cm)" svg:viewBox="0 0 5543 6399" svg:d="M0 0c1499 0 4394-51 5121 1351 937 1807 203 4739-1124 4995-1327 257-2991-496-3454-746">
          <text:p/>
        </draw:path>
        <draw:path draw:style-name="gr2" draw:text-style-name="P1" draw:layer="layout" svg:width="5.697cm" svg:height="0.882cm" draw:transform="rotate (0.537037810838655) translate (6.45366925485249cm 14.1569413241309cm)" svg:viewBox="0 0 5698 883" svg:d="M0 229c2985-772 5698 654 5698 654">
          <text:p/>
        </draw:path>
        <draw:path draw:style-name="gr2" draw:text-style-name="P1" draw:layer="layout" svg:width="2.913cm" svg:height="0.042cm" draw:transform="rotate (-1.8783233409963) translate (12.4466931951082cm 8.00992427757791cm)" svg:viewBox="0 0 2914 43" svg:d="M0 43c0 0 2050-96 2914 0">
          <text:p/>
        </draw:path>
        <draw:path draw:style-name="gr2" draw:text-style-name="P1" draw:layer="layout" svg:width="6.454cm" svg:height="2.361cm" draw:transform="rotate (-1.8783233409963) translate (14.215cm 8.056cm)" svg:viewBox="0 0 6455 2362" svg:d="M0 0c0 0 4810 432 6455 2362">
          <text:p/>
        </draw:path>
        <draw:path draw:style-name="gr2" draw:text-style-name="P1" draw:layer="layout" svg:width="4.155cm" svg:height="0.102cm" draw:transform="rotate (-0.617322956430395) translate (5.59772184272802cm 15.2070352722252cm)" svg:viewBox="0 0 4156 103" svg:d="M0 31c0 0 2888 180 4156-31">
          <text:p/>
        </draw:path>
        <draw:path draw:style-name="gr2" draw:text-style-name="P1" draw:layer="layout" svg:width="5.595cm" svg:height="4.046cm" draw:transform="skewX (-8.22471513322551E-017) rotate (-0.617322956430395) translate (8.193cm 13.181cm)" svg:viewBox="0 0 5596 4047" svg:d="M0 0c1476 2235 4340 4096 5596 4046">
          <text:p/>
        </draw:path>
        <draw:path draw:style-name="gr2" draw:text-style-name="P1" draw:layer="layout" svg:width="5.042cm" svg:height="0.462cm" draw:transform="rotate (-0.617322956430395) translate (5.559cm 15.836cm)" svg:viewBox="0 0 5043 463" svg:d="M0 0c1796 616 3736 589 5043 89">
          <text:p/>
        </draw:path>
        <draw:line draw:style-name="gr2" draw:text-style-name="P1" draw:layer="layout" svg:x1="5.605cm" svg:y1="17.874cm" svg:x2="7.699cm" svg:y2="19.712cm">
          <text:p/>
        </draw:line>
        <draw:path draw:style-name="gr2" draw:text-style-name="P1" draw:layer="layout" svg:width="5.358cm" svg:height="4.77cm" draw:transform="rotate (-0.617322956430395) translate (9.364cm 12.7cm)" svg:viewBox="0 0 5359 4771" svg:d="M0 0c3689 1059 5117 4569 5359 4771">
          <text:p/>
        </draw:path>
        <draw:path draw:style-name="gr2" draw:text-style-name="P1" draw:layer="layout" svg:width="1.585cm" svg:height="4.862cm" draw:transform="rotate (-0.617322956430395) translate (13.1856633623602cm 14.7939401349705cm)" svg:viewBox="0 0 1586 4863" svg:d="M90 0c-401 1925 615 4142 1496 4863">
          <text:p/>
        </draw:path>
        <draw:path draw:style-name="gr2" draw:text-style-name="P1" draw:layer="layout" svg:width="1.1cm" svg:height="3.621cm" draw:transform="rotate (-0.617322956430395) translate (14.0681882485521cm 16.1010782270643cm)" svg:viewBox="0 0 1101 3622" svg:d="M143 0c-400 1925 77 2902 958 3622">
          <text:p/>
        </draw:path>
        <draw:path draw:style-name="gr2" draw:text-style-name="P1" draw:layer="layout" svg:width="0.295cm" svg:height="2.561cm" draw:transform="rotate (-0.617322956430395) translate (13.9854393414527cm 17.4213366175854cm)" svg:viewBox="0 0 296 2562" svg:d="M46 0c-122 844 10 1182 250 2562">
          <text:p/>
        </draw:path>
        <draw:path draw:style-name="gr2" draw:text-style-name="P1" draw:layer="layout" svg:width="2.167cm" svg:height="6.35cm" draw:transform="rotate (-0.617322956430395) translate (14.2105486773053cm 9.7553300251151cm)" svg:viewBox="0 0 2168 6351" svg:d="M2168 0c-1800 1529-2387 4181-2098 6351">
          <text:p/>
        </draw:path>
        <draw:path draw:style-name="gr3" draw:text-style-name="P1" draw:layer="layout" svg:width="4.135cm" svg:height="5.275cm" draw:transform="skewX (-8.53697261820674E-017) rotate (1.07285389120091) translate (10.554431907269cm 15.6400498588263cm)" svg:viewBox="0 0 4136 5276" svg:d="M0 5169c2521 570 3645-1272 4032-2492s-376-2577-1188-2677">
          <text:p/>
        </draw:path>
        <draw:path draw:style-name="gr2" draw:text-style-name="P1" draw:layer="layout" svg:width="0.186cm" svg:height="1.648cm" draw:transform="rotate (-0.617322956430395) translate (12.264cm 15.081cm)" svg:viewBox="0 0 187 1649" svg:d="M0 0c39 718-53 269 187 1649">
          <text:p/>
        </draw:path>
        <draw:path draw:style-name="gr2" draw:text-style-name="P1" draw:layer="layout" svg:width="1.313cm" svg:height="0.117cm" draw:transform="rotate (-0.617322956430395) translate (10.888cm 16.126cm)" svg:viewBox="0 0 1314 118" svg:d="M0 0c810 90 687 145 1314 104">
          <text:p/>
        </draw:path>
        <draw:line draw:style-name="gr2" draw:text-style-name="P1" draw:layer="layout" svg:x1="11.113cm" svg:y1="17.475cm" svg:x2="11.685cm" svg:y2="17.643cm">
          <text:p/>
        </draw:line>
        <draw:path draw:style-name="gr2" draw:text-style-name="P1" draw:layer="layout" svg:width="0.601cm" svg:height="2.032cm" draw:transform="rotate (-0.617322956430395) translate (15.543769177288cm 11.2932873898812cm)" svg:viewBox="0 0 602 2033" svg:d="M602 0c-297 519-450 806-602 2033">
          <text:p/>
        </draw:path>
        <draw:path draw:style-name="gr2" draw:text-style-name="P1" draw:layer="layout" svg:width="0.461cm" svg:height="1.087cm" draw:transform="rotate (-0.617322956430395) translate (15.6320675525023cm 12.5134249791987cm)" svg:viewBox="0 0 462 1088" svg:d="M462 0c-297 519-134 271-462 1088">
          <text:p/>
        </draw:path>
        <draw:line draw:style-name="gr2" draw:text-style-name="P1" draw:layer="layout" svg:x1="16.06cm" svg:y1="13.877cm" svg:x2="15.545cm" svg:y2="14.366cm">
          <text:p/>
        </draw:line>
        <draw:path draw:style-name="gr2" draw:text-style-name="P1" draw:layer="layout" svg:width="5.394cm" svg:height="1.83cm" draw:transform="rotate (-0.617322956430395) translate (11.7286140685103cm 13.4809431356565cm)" svg:viewBox="0 0 5395 1831" svg:d="M5395 1831c-371-661-4772-2631-5395-1474">
          <text:p/>
        </draw:path>
        <draw:path draw:style-name="gr2" draw:text-style-name="P1" draw:layer="layout" svg:width="1.905cm" svg:height="0.785cm" draw:transform="rotate (-0.617322956430395) translate (11.522cm 13.773cm)" svg:viewBox="0 0 1906 786" svg:d="M1906 786c-778-227-1658-461-1906-786">
          <text:p/>
        </draw:path>
        <draw:path draw:style-name="gr2" draw:text-style-name="P1" draw:layer="layout" svg:width="1.789cm" svg:height="0.37cm" draw:transform="rotate (-0.617322956430395) translate (13.706cm 16.801cm)" svg:viewBox="0 0 1790 371" svg:d="M1790 303c-804 149-448 57-1790-303">
          <text:p/>
        </draw:path>
        <draw:path draw:style-name="gr2" draw:text-style-name="P1" draw:layer="layout" svg:width="3.223cm" svg:height="0.19cm" draw:transform="rotate (0.622209878335978) translate (13.2896717991334cm 19.5297847624364cm)" svg:viewBox="0 0 3224 191" svg:d="M0 191c1263-217 2390-290 3224 0">
          <text:p/>
        </draw:path>
        <draw:path draw:style-name="gr2" draw:text-style-name="P1" draw:layer="layout" svg:width="1.334cm" svg:height="0.271cm" draw:transform="rotate (0.622209878335978) translate (14.778cm 19.699cm)" svg:viewBox="0 0 1335 272" svg:d="M0 0c695 74 1129 173 1335 272">
          <text:p/>
        </draw:path>
        <draw:path draw:style-name="gr2" draw:text-style-name="P1" draw:layer="layout" svg:width="1.329cm" svg:height="0.479cm" draw:transform="rotate (0.622209878335978) translate (6.802cm 14.593cm)" svg:viewBox="0 0 1330 480" svg:d="M0 0c727 390 1124 382 1330 480">
          <text:p/>
        </draw:path>
        <draw:polyline draw:style-name="gr4" draw:text-style-name="P1" draw:layer="layout" svg:width="10.518cm" svg:height="11.821cm" svg:x="5.563cm" svg:y="7.899cm" svg:viewBox="0 0 10519 11822" draw:points="3,0 10519,0 10519,11822 0,11822 0,4">
          <text:p/>
        </draw:polyline>
        <draw:circle draw:style-name="gr5" draw:text-style-name="P2" draw:layer="layout" svg:width="0.867cm" svg:height="0.867cm" svg:x="10.389cm" svg:y="7.324cm" draw:kind="arc" draw:start-angle="0" draw:end-angle="180">
          <text:p/>
        </draw:circl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Verdana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21:34:00.944038874</meta:creation-date>
    <dc:date>2021-05-05T18:45:00.818629586</dc:date>
    <meta:editing-duration>PT1H32M20S</meta:editing-duration>
    <meta:editing-cycles>8</meta:editing-cycles>
    <meta:generator>LibreOffice/7.0.5.2$Linux_X86_64 LibreOffice_project/00$Build-2</meta:generator>
    <meta:document-statistic meta:object-count="33"/>
  </office:meta>
</office:document-meta>
</file>